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Nom des variables précédés par $</text:span></text:p>
              </text:list-item>
              <text:list-item>
                <text:p text:style-name="P2"><text:span text:style-name="T3">Le nom de la variable peut être composé de chiffre et de lettre ainsi que du caractère underscore « _ »</text:span></text:p>
              </text:list-item>
              <text:list-item>
                <text:p text:style-name="P2"><text:span text:style-name="T3">Types de variables :</text:span></text:p>
                <text:p text:style-name="P2"><text:span text:style-name="T3">Tableau, flottant, chaine de caractere, ressources, objet, entier</text:span></text:p>
                <text:p text:style-name="P2"><text:span text:style-name="T3">$mon_nom_deVariable2 <text:s text:c="2"/>== OK</text:span></text:p>
                <text:p text:style-name="P2"><text:span text:style-name="T3">$Mon#NomDeVariable2 == NOK</text:span></text:p>
                <text:p text:style-name="P2"><text:span text:style-name="T3">$variableName = OK</text:span></text:p>
                <text:p text:style-name="P2"><text:span text:style-name="T3">$variable-name = NOK</text:span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Acceder aux variables de la requete :</text:p>
                <text:p>$_GET</text:p>
                <text:p>Acceder aux variables du formulaire :</text:p>
                <text:p>$_POST</text:p>
                <text:p>Acce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07T06:13:52.043018052</dc:date>
    <meta:editing-duration>PT19H29M54S</meta:editing-duration>
    <meta:editing-cycles>14</meta:editing-cycles>
    <meta:generator>LibreOffice/5.1.6.2$Linux_x86 LibreOffice_project/10m0$Build-2</meta:generator>
    <meta:document-statistic meta:object-count="49"/>
  </office:meta>
</office:document-meta>
</file>